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cm" fo:border="none" style:writing-mode="page"/>
    </style:style>
    <style:style style:name="Tabela1.3" style:family="table-row">
      <style:table-row-properties style:min-row-height="0.623cm"/>
    </style:style>
    <style:style style:name="Tabela1.9" style:family="table-row">
      <style:table-row-properties style:min-row-height="0.596cm"/>
    </style:style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4.209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58cm"/>
    </style:style>
    <style:style style:name="Table1.D" style:family="table-column">
      <style:table-column-properties style:column-width="4.256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6.909cm" table:align="right"/>
    </style:style>
    <style:style style:name="Table2.A" style:family="table-column">
      <style:table-column-properties style:column-width="3.295cm"/>
    </style:style>
    <style:style style:name="Table2.B" style:family="table-column">
      <style:table-column-properties style:column-width="3.417cm"/>
    </style:style>
    <style:style style:name="Table2.C" style:family="table-column">
      <style:table-column-properties style:column-width="3.39cm"/>
    </style:style>
    <style:style style:name="Table2.D" style:family="table-column">
      <style:table-column-properties style:column-width="3.392cm"/>
    </style:style>
    <style:style style:name="Table2.E" style:family="table-column">
      <style:table-column-properties style:column-width="3.415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f7e3f" officeooo:paragraph-rsid="000f7e3f"/>
    </style:style>
    <style:style style:name="P2" style:family="paragraph" style:parent-style-name="Standard">
      <style:text-properties officeooo:rsid="000f7e3f" officeooo:paragraph-rsid="0011f187"/>
    </style:style>
    <style:style style:name="P3" style:family="paragraph" style:parent-style-name="Standard">
      <style:text-properties officeooo:rsid="0010a8b6" officeooo:paragraph-rsid="0010a8b6"/>
    </style:style>
    <style:style style:name="P4" style:family="paragraph" style:parent-style-name="Standard">
      <style:text-properties officeooo:rsid="0010a8b6" officeooo:paragraph-rsid="0011f187"/>
    </style:style>
    <style:style style:name="P5" style:family="paragraph" style:parent-style-name="Standard">
      <style:text-properties officeooo:rsid="0011f187" officeooo:paragraph-rsid="0011f187"/>
    </style:style>
    <style:style style:name="P6" style:family="paragraph" style:parent-style-name="Standard">
      <style:text-properties fo:font-size="40pt" officeooo:rsid="000f7e3f" officeooo:paragraph-rsid="000f7e3f" style:font-size-asian="40pt" style:font-size-complex="40pt"/>
    </style:style>
    <style:style style:name="P7" style:family="paragraph" style:parent-style-name="Standard">
      <style:text-properties fo:font-size="40pt" officeooo:rsid="0015e978" officeooo:paragraph-rsid="0015e978" style:font-size-asian="40pt" style:font-size-complex="40pt"/>
    </style:style>
    <style:style style:name="P8" style:family="paragraph" style:parent-style-name="Standard">
      <style:text-properties officeooo:rsid="0012bec0" officeooo:paragraph-rsid="0012bec0"/>
    </style:style>
    <style:style style:name="P9" style:family="paragraph" style:parent-style-name="Standard">
      <style:text-properties officeooo:rsid="001385ab" officeooo:paragraph-rsid="001385ab"/>
    </style:style>
    <style:style style:name="P10" style:family="paragraph" style:parent-style-name="Standard">
      <style:text-properties officeooo:rsid="0015e978" officeooo:paragraph-rsid="0015e978"/>
    </style:style>
    <style:style style:name="P11" style:family="paragraph" style:parent-style-name="Standard">
      <style:text-properties fo:font-size="12pt" officeooo:rsid="0015e978" officeooo:paragraph-rsid="0015e978" style:font-size-asian="10.5pt" style:font-size-complex="12pt"/>
    </style:style>
    <style:style style:name="P12" style:family="paragraph" style:parent-style-name="Standard">
      <style:text-properties fo:font-size="12pt" officeooo:rsid="0016aec2" officeooo:paragraph-rsid="0016aec2" style:font-size-asian="10.5pt" style:font-size-complex="12pt"/>
    </style:style>
    <style:style style:name="P13" style:family="paragraph" style:parent-style-name="Table_20_Contents">
      <style:text-properties officeooo:rsid="0011f187" officeooo:paragraph-rsid="0011f187"/>
    </style:style>
    <style:style style:name="P14" style:family="paragraph" style:parent-style-name="Table_20_Contents">
      <style:text-properties officeooo:rsid="0012bec0" officeooo:paragraph-rsid="0012bec0"/>
    </style:style>
    <style:style style:name="P15" style:family="paragraph" style:parent-style-name="Table_20_Contents">
      <style:text-properties officeooo:rsid="0012bec0" officeooo:paragraph-rsid="00133f02"/>
    </style:style>
    <style:style style:name="P16" style:family="paragraph" style:parent-style-name="Table_20_Contents">
      <style:text-properties officeooo:rsid="00151b4f" officeooo:paragraph-rsid="00151b4f"/>
    </style:style>
    <style:style style:name="P17" style:family="paragraph" style:parent-style-name="Standard">
      <style:text-properties fo:font-size="40pt" officeooo:rsid="0015e978" officeooo:paragraph-rsid="0015e978" style:font-size-asian="40pt" style:font-size-complex="40pt"/>
    </style:style>
    <style:style style:name="P18" style:family="paragraph" style:parent-style-name="Standard">
      <style:text-properties fo:font-size="40pt" officeooo:rsid="001ea94d" officeooo:paragraph-rsid="001ea94d" style:font-size-asian="40pt" style:font-size-complex="40pt"/>
    </style:style>
    <style:style style:name="P19" style:family="paragraph" style:parent-style-name="Standard">
      <style:text-properties fo:font-size="40pt" officeooo:rsid="001d3346" officeooo:paragraph-rsid="001d3346" style:font-size-asian="35pt" style:font-size-complex="40pt"/>
    </style:style>
    <style:style style:name="P20" style:family="paragraph" style:parent-style-name="Standard">
      <style:text-properties fo:font-size="12pt" officeooo:rsid="0015e978" officeooo:paragraph-rsid="0015e978" style:font-size-asian="10.5pt" style:font-size-complex="12pt"/>
    </style:style>
    <style:style style:name="P21" style:family="paragraph" style:parent-style-name="Standard">
      <style:text-properties fo:font-size="12pt" officeooo:rsid="0019effe" officeooo:paragraph-rsid="0019effe" style:font-size-asian="10.5pt" style:font-size-complex="12pt"/>
    </style:style>
    <style:style style:name="P22" style:family="paragraph" style:parent-style-name="Standard">
      <style:text-properties fo:font-size="12pt" officeooo:rsid="0019effe" officeooo:paragraph-rsid="00225efe" style:font-size-asian="10.5pt" style:font-size-complex="12pt"/>
    </style:style>
    <style:style style:name="P23" style:family="paragraph" style:parent-style-name="Standard">
      <style:text-properties fo:font-size="12pt" officeooo:rsid="001a3103" officeooo:paragraph-rsid="001a3103" style:font-size-asian="10.5pt" style:font-size-complex="12pt"/>
    </style:style>
    <style:style style:name="P24" style:family="paragraph" style:parent-style-name="Standard">
      <style:text-properties fo:font-size="12pt" officeooo:rsid="0016aec2" officeooo:paragraph-rsid="0016aec2" style:font-size-asian="10.5pt" style:font-size-complex="12pt"/>
    </style:style>
    <style:style style:name="P25" style:family="paragraph" style:parent-style-name="Standard">
      <style:text-properties fo:font-size="12pt" officeooo:rsid="001bc8f1" officeooo:paragraph-rsid="001bc8f1" style:font-size-asian="10.5pt" style:font-size-complex="12pt"/>
    </style:style>
    <style:style style:name="P26" style:family="paragraph" style:parent-style-name="Standard">
      <style:text-properties fo:font-size="12pt" officeooo:rsid="001d3346" officeooo:paragraph-rsid="001d3346" style:font-size-asian="10.5pt" style:font-size-complex="12pt"/>
    </style:style>
    <style:style style:name="P27" style:family="paragraph" style:parent-style-name="Standard">
      <style:text-properties fo:font-size="12pt" officeooo:rsid="001ea94d" officeooo:paragraph-rsid="001ea94d" style:font-size-asian="10.5pt" style:font-size-complex="12pt"/>
    </style:style>
    <style:style style:name="P28" style:family="paragraph" style:parent-style-name="Standard">
      <style:text-properties fo:font-size="12pt" officeooo:rsid="00255576" officeooo:paragraph-rsid="00255576" style:font-size-asian="10.5pt" style:font-size-complex="12pt"/>
    </style:style>
    <style:style style:name="P29" style:family="paragraph" style:parent-style-name="Standard">
      <style:text-properties fo:font-size="12pt" officeooo:rsid="0027398c" officeooo:paragraph-rsid="0027398c" style:font-size-asian="10.5pt" style:font-size-complex="12pt"/>
    </style:style>
    <style:style style:name="P30" style:family="paragraph" style:parent-style-name="Standard">
      <style:text-properties fo:font-size="30pt" officeooo:rsid="001a3103" officeooo:paragraph-rsid="001a3103" style:font-size-asian="26.25pt" style:font-size-complex="30pt"/>
    </style:style>
    <style:style style:name="P31" style:family="paragraph" style:parent-style-name="Standard">
      <style:text-properties fo:font-size="30pt" officeooo:rsid="001bc8f1" officeooo:paragraph-rsid="001bc8f1" style:font-size-asian="26.25pt" style:font-size-complex="30pt"/>
    </style:style>
    <style:style style:name="P32" style:family="paragraph" style:parent-style-name="Table_20_Contents">
      <style:text-properties officeooo:rsid="00133f02" officeooo:paragraph-rsid="00133f02"/>
    </style:style>
    <style:style style:name="P33" style:family="paragraph" style:parent-style-name="Table_20_Contents">
      <style:text-properties fo:font-size="12pt" style:font-size-asian="10.5pt" style:font-size-complex="12pt"/>
    </style:style>
    <style:style style:name="P34" style:family="paragraph" style:parent-style-name="Table_20_Contents">
      <style:text-properties fo:font-size="12pt" officeooo:rsid="001d3346" officeooo:paragraph-rsid="001d3346" style:font-size-asian="10.5pt" style:font-size-complex="12pt"/>
    </style:style>
    <style:style style:name="P35" style:family="paragraph" style:parent-style-name="Table_20_Contents">
      <style:text-properties fo:font-size="12pt" officeooo:rsid="001ea94d" officeooo:paragraph-rsid="001ea94d" style:font-size-asian="10.5pt" style:font-size-complex="12pt"/>
    </style:style>
    <style:style style:name="P36" style:family="paragraph" style:parent-style-name="Table_20_Contents">
      <style:text-properties fo:font-size="12pt" officeooo:rsid="00208c68" officeooo:paragraph-rsid="00208c68" style:font-size-asian="10.5pt" style:font-size-complex="12pt"/>
    </style:style>
    <style:style style:name="P37" style:family="paragraph" style:parent-style-name="Table_20_Contents">
      <style:text-properties fo:font-size="12pt" officeooo:rsid="00209e54" officeooo:paragraph-rsid="00209e54" style:font-size-asian="10.5pt" style:font-size-complex="12pt"/>
    </style:style>
    <style:style style:name="P38" style:family="paragraph" style:parent-style-name="Table_20_Contents">
      <style:text-properties fo:font-size="12pt" officeooo:rsid="00225efe" officeooo:paragraph-rsid="00225efe" style:font-size-asian="10.5pt" style:font-size-complex="12pt"/>
    </style:style>
    <style:style style:name="T1" style:family="text">
      <style:text-properties officeooo:rsid="0010a8b6"/>
    </style:style>
    <style:style style:name="T2" style:family="text">
      <style:text-properties officeooo:rsid="0011f187"/>
    </style:style>
    <style:style style:name="T3" style:family="text">
      <style:text-properties officeooo:rsid="0012bec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officeooo:rsid="00133f02"/>
    </style:style>
    <style:style style:name="T6" style:family="text">
      <style:text-properties officeooo:rsid="001a3103"/>
    </style:style>
    <style:style style:name="T7" style:family="text">
      <style:text-properties fo:font-size="20pt" style:font-size-asian="17.5pt" style:font-size-complex="20pt"/>
    </style:style>
    <style:style style:name="T8" style:family="text">
      <style:text-properties fo:font-size="20pt" officeooo:rsid="001ea94d" style:font-size-asian="17.5pt" style:font-size-complex="20pt"/>
    </style:style>
    <style:style style:name="T9" style:family="text">
      <style:text-properties officeooo:rsid="001ea94d"/>
    </style:style>
    <style:style style:name="T10" style:family="text">
      <style:text-properties officeooo:rsid="00209e54"/>
    </style:style>
    <style:style style:name="T11" style:family="text">
      <style:text-properties officeooo:rsid="00225efe"/>
    </style:style>
    <style:style style:name="T12" style:family="text">
      <style:text-properties officeooo:rsid="00241ba8"/>
    </style:style>
    <style:style style:name="T13" style:family="text">
      <style:text-properties officeooo:rsid="002739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tnieją 4 postacie i każda ma swoje atrybuty unikatowe, klasy są po kolei : <text:line-break/>Notatki do umiejętności : </text:p>
      <text:p text:style-name="P1">Zdrowie : Odnawia się do full z początkiem każdego nowego poziomu i teraz uważaj, jeśli podczas walki zdrowie spadnie do 60%, zdrowie po walce wynosi 80% (czyli wojownik z 200 zdrowia, dostaje 100 dmg na morde, teraz po skończonej walce ma 160 do końca danego poziomu).</text:p>
      <text:p text:style-name="P1">Jeżeli podczas walki zdrowie spadnie do 30%&lt; zdrowie po walce wynosi 60%.</text:p>
      <text:p text:style-name="P1"/>
      <text:p text:style-name="P1">Atak wręcz : Nieskończona ilość ataków na runde. Nie zużywa wytrzymałości. 50% na kontratak za 50% dmg przeciwnej jednostki.</text:p>
      <text:p text:style-name="P1">Atak zasięgowy : Zużywa wytrzymałość i amunicje. Brak możliwości na kontratak.</text:p>
      <text:p text:style-name="P10">Amunicja : Ilość na jeden poziom dungeonu. </text:p>
      <text:p text:style-name="P1"/>
      <text:p text:style-name="P6">Wojownik : </text:p>
      <text:p text:style-name="P1">Podstawowe zdrowie : 200 </text:p>
      <text:p text:style-name="P1">Podstawowa stamina : 50</text:p>
      <text:p text:style-name="P3">Podstawowa amunicja do ataków zasięgowych : 3</text:p>
      <text:p text:style-name="P1">Podstawowy atak wręcz : 25 dmg.</text:p>
      <text:p text:style-name="P3">Atak wręcz Cięty : 1.5 razy obrażenia (round down), w 3 różnych przeciwników, <text:span text:style-name="T2">zużywa 25 staminy.</text:span></text:p>
      <text:p text:style-name="P3">Atak wręcz obuchowy : <text:span text:style-name="T2">2.5 razy obrażenia (round down) w 1 przeciwnika, zużywa 30 staminy</text:span></text:p>
      <text:p text:style-name="P5">Atak wręcz żywiołowy(aby odblokować trzeba mieć przedmiot),zużywa 25 staminy.</text:p>
      <text:p text:style-name="P1">Podstawowy atak zasięgowy : 15 dmg, zużywa 15 staminy</text:p>
      <text:p text:style-name="P8">Regeneracja staminy : 10 po walce, 3 co rundę</text:p>
      <text:p text:style-name="P6">Mag : </text:p>
      <text:p text:style-name="P1">Podstawowe zdrowie : 125</text:p>
      <text:p text:style-name="P1">Podstawowa stamina : 150</text:p>
      <text:p text:style-name="P3">Podstawowa amunicja do ataków zasięgowych : Nieograniczona</text:p>
      <text:p text:style-name="P1">Podstawowy atak wręcz : 10 dmg.</text:p>
      <text:p text:style-name="P5">Atak wręcz żywiołowy(aby odblokować trzeba mieć przedmiot),zużywa <text:span text:style-name="T3">7</text:span>0 staminy.</text:p>
      <text:p text:style-name="P1">Podstawowy atak zasięgowy : 3<text:span text:style-name="T1">5</text:span> dmg, zużywa <text:span text:style-name="T1">50</text:span> staminy.</text:p>
      <text:p text:style-name="P8">Regeneracja staminy : <text:s/>20 po walce, 10 co rundę </text:p>
      <text:p text:style-name="P1"/>
      <text:p text:style-name="P1"><text:span text:style-name="T4">Łotrzyk : </text:span><text:line-break/>Podstawowe zdrowie : 1<text:span text:style-name="T2">40</text:span></text:p>
      <text:p text:style-name="P1">Podstawowa stamina : 120 </text:p>
      <text:p text:style-name="P2">Podstawowy atak wręcz : 30 dmg.</text:p>
      <text:p text:style-name="P4">Atak wręcz Cięty : 1.5 razy obrażenia (round down), w 3 różnych przeciwników, <text:span text:style-name="T2">zużywa 25 staminy.</text:span></text:p>
      <text:p text:style-name="P2"><text:span text:style-name="T2">Atak wręcz żywiołowy(aby odblokować trzeba mieć przedmiot),zużywa 30 staminy.</text:span><text:line-break/><text:span text:style-name="T1">Podstawowa amunicja do ataków zasięgowych : 5</text:span></text:p>
      <text:p text:style-name="P1">Podstawowy atak zasięgowy : 25 dmg, zużywa 30 staminy</text:p>
      <text:p text:style-name="P9">Regeneracja staminy : Full po walce, 0 co rundę.</text:p>
      <text:p text:style-name="P6"/>
      <text:p text:style-name="P6"><text:soft-page-break/>Łucznik : <text:s/></text:p>
      <text:p text:style-name="P1">Podstawowe zdrowie : 125</text:p>
      <text:p text:style-name="P3">Podstawowa stamina : 150</text:p>
      <text:p text:style-name="P3">Podstawowa amunicja do ataków zasięgowych : 20</text:p>
      <text:p text:style-name="P5">Atak wręcz żywiołowy(aby odblokować trzeba mieć przedmiot),zużywa 75 staminy.</text:p>
      <text:p text:style-name="P1">Podstawowy atak wręcz : 15 dmg.</text:p>
      <text:p text:style-name="P3">Podstawowy atak zasięgowy : 30dmg, zużywa 30 staminy</text:p>
      <text:p text:style-name="P9">Regeneracja staminy : 75 Po walce, 5 co rundę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abela podstawowych statystyk : </text:p>
      <table:table table:name="Tabela1" table:style-name="Tabela1">
        <table:table-column table:style-name="Tabela1.A" table:number-columns-repeated="5"/>
        <table:table-row table:style-name="TableLine94465967825856">
          <table:table-cell table:style-name="Tabela1.A1" office:value-type="string">
            <text:p text:style-name="P13">Umiejętność\Postać</text:p>
          </table:table-cell>
          <table:table-cell table:style-name="Tabela1.A1" office:value-type="string">
            <text:p text:style-name="P13">Wojownik</text:p>
          </table:table-cell>
          <table:table-cell table:style-name="Tabela1.A1" office:value-type="string">
            <text:p text:style-name="P13">Mag</text:p>
          </table:table-cell>
          <table:table-cell table:style-name="Tabela1.A1" office:value-type="string">
            <text:p text:style-name="P13">Łotrzyk</text:p>
          </table:table-cell>
          <table:table-cell table:style-name="Tabela1.A1" office:value-type="string">
            <text:p text:style-name="P13">Łucznik</text:p>
          </table:table-cell>
        </table:table-row>
        <table:table-row table:style-name="TableLine94465967865920">
          <table:table-cell table:style-name="Tabela1.A1" office:value-type="string">
            <text:p text:style-name="P13">Zdrowie[MAX_hp]</text:p>
          </table:table-cell>
          <table:table-cell table:style-name="Tabela1.A1" office:value-type="string">
            <text:p text:style-name="P13">200</text:p>
          </table:table-cell>
          <table:table-cell table:style-name="Tabela1.A1" office:value-type="string">
            <text:p text:style-name="P13">125</text:p>
          </table:table-cell>
          <table:table-cell table:style-name="Tabela1.A1" office:value-type="string">
            <text:p text:style-name="P13">140</text:p>
          </table:table-cell>
          <table:table-cell table:style-name="Tabela1.A1" office:value-type="string">
            <text:p text:style-name="P13">125</text:p>
          </table:table-cell>
        </table:table-row>
        <table:table-row table:style-name="Tabela1.3">
          <table:table-cell table:style-name="Tabela1.A1" office:value-type="string">
            <text:p text:style-name="P13">Stamina[MAX_st]</text:p>
          </table:table-cell>
          <table:table-cell table:style-name="Tabela1.A1" office:value-type="string">
            <text:p text:style-name="P13">50</text:p>
          </table:table-cell>
          <table:table-cell table:style-name="Tabela1.A1" office:value-type="string">
            <text:p text:style-name="P13">150</text:p>
          </table:table-cell>
          <table:table-cell table:style-name="Tabela1.A1" office:value-type="string">
            <text:p text:style-name="P13">120</text:p>
          </table:table-cell>
          <table:table-cell table:style-name="Tabela1.A1" office:value-type="string">
            <text:p text:style-name="P13">150</text:p>
          </table:table-cell>
        </table:table-row>
        <table:table-row table:style-name="TableLine94465967867792">
          <table:table-cell table:style-name="Tabela1.A1" office:value-type="string">
            <text:p text:style-name="P13">Amunicja</text:p>
            <text:p text:style-name="P13">[MAX_am]</text:p>
          </table:table-cell>
          <table:table-cell table:style-name="Tabela1.A1" office:value-type="string">
            <text:p text:style-name="P13">3</text:p>
          </table:table-cell>
          <table:table-cell table:style-name="Tabela1.A1" office:value-type="string">
            <text:p text:style-name="P13">Infinity</text:p>
          </table:table-cell>
          <table:table-cell table:style-name="Tabela1.A1" office:value-type="string">
            <text:p text:style-name="P13">5</text:p>
          </table:table-cell>
          <table:table-cell table:style-name="Tabela1.A1" office:value-type="string">
            <text:p text:style-name="P13">20</text:p>
          </table:table-cell>
        </table:table-row>
        <table:table-row table:style-name="TableLine94465967869056">
          <table:table-cell table:style-name="Tabela1.A1" office:value-type="string">
            <text:p text:style-name="P13">Mele Basic[dmg]</text:p>
          </table:table-cell>
          <table:table-cell table:style-name="Tabela1.A1" office:value-type="string">
            <text:p text:style-name="P13">25</text:p>
          </table:table-cell>
          <table:table-cell table:style-name="Tabela1.A1" office:value-type="string">
            <text:p text:style-name="P13">10</text:p>
          </table:table-cell>
          <table:table-cell table:style-name="Tabela1.A1" office:value-type="string">
            <text:p text:style-name="P13">30</text:p>
          </table:table-cell>
          <table:table-cell table:style-name="Tabela1.A1" office:value-type="string">
            <text:p text:style-name="P13">15</text:p>
          </table:table-cell>
        </table:table-row>
        <table:table-row table:style-name="TableLine94465967870352">
          <table:table-cell table:style-name="Tabela1.A1" office:value-type="string">
            <text:p text:style-name="P13">Mele Cięty</text:p>
          </table:table-cell>
          <table:table-cell table:style-name="Tabela1.A1" office:value-type="string">
            <text:p text:style-name="P13">1.5xMele Basic </text:p>
          </table:table-cell>
          <table:table-cell table:style-name="Tabela1.A1" office:value-type="string">
            <text:p text:style-name="P13">------------------------</text:p>
          </table:table-cell>
          <table:table-cell table:style-name="Tabela1.A1" office:value-type="string">
            <text:p text:style-name="P13">1.5xMele Basic</text:p>
          </table:table-cell>
          <table:table-cell table:style-name="Tabela1.A1" office:value-type="string">
            <text:p text:style-name="Table_20_Contents">------------------------</text:p>
          </table:table-cell>
        </table:table-row>
        <table:table-row table:style-name="TableLine94465967871520">
          <table:table-cell table:style-name="Tabela1.A1" office:value-type="string">
            <text:p text:style-name="P13">Mele Obuchowy</text:p>
          </table:table-cell>
          <table:table-cell table:style-name="Tabela1.A1" office:value-type="string">
            <text:p text:style-name="P14">2.5Mele Basic</text:p>
          </table:table-cell>
          <table:table-cell table:style-name="Tabela1.A1" office:value-type="string">
            <text:p text:style-name="Table_20_Contents">------------------------</text:p>
          </table:table-cell>
          <table:table-cell table:style-name="Tabela1.A1" office:value-type="string">
            <text:p text:style-name="Table_20_Contents">------------------------</text:p>
          </table:table-cell>
          <table:table-cell table:style-name="Tabela1.A1" office:value-type="string">
            <text:p text:style-name="Table_20_Contents">------------------------</text:p>
          </table:table-cell>
        </table:table-row>
        <table:table-row table:style-name="TableLine94465967872736">
          <table:table-cell table:style-name="Tabela1.A1" office:value-type="string">
            <text:p text:style-name="P15">Żywiołowy</text:p>
            <text:p text:style-name="P32">[dmg/stamina]</text:p>
          </table:table-cell>
          <table:table-cell table:style-name="Tabela1.A1" office:value-type="string">
            <text:p text:style-name="P14">1.5Mele Basic x przelicznik/<text:span text:style-name="T5">30</text:span></text:p>
          </table:table-cell>
          <table:table-cell table:style-name="Tabela1.A1" office:value-type="string">
            <text:p text:style-name="P14">1.5 Dystansowy x przelicznik/<text:span text:style-name="T5">70</text:span></text:p>
          </table:table-cell>
          <table:table-cell table:style-name="Tabela1.A1" office:value-type="string">
            <text:p text:style-name="P14">1.5 Mele Basic <text:span text:style-name="T5">x</text:span> przelicznik/<text:span text:style-name="T5">30</text:span></text:p>
          </table:table-cell>
          <table:table-cell table:style-name="Tabela1.A1" office:value-type="string">
            <text:p text:style-name="P14">1.5 Dystansowy Basic x przelicznik/<text:span text:style-name="T5">75</text:span></text:p>
          </table:table-cell>
        </table:table-row>
        <table:table-row table:style-name="Tabela1.9">
          <table:table-cell table:style-name="Tabela1.A1" office:value-type="string">
            <text:p text:style-name="P14">Zasięgowy dmg/stamina</text:p>
          </table:table-cell>
          <table:table-cell table:style-name="Tabela1.A1" office:value-type="string">
            <text:p text:style-name="P14">15/15</text:p>
          </table:table-cell>
          <table:table-cell table:style-name="Tabela1.A1" office:value-type="string">
            <text:p text:style-name="P14">35/50</text:p>
          </table:table-cell>
          <table:table-cell table:style-name="Tabela1.A1" office:value-type="string">
            <text:p text:style-name="P14">25/30</text:p>
          </table:table-cell>
          <table:table-cell table:style-name="Tabela1.A1" office:value-type="string">
            <text:p text:style-name="P14">30/30</text:p>
            <text:p text:style-name="P14"/>
          </table:table-cell>
        </table:table-row>
        <table:table-row table:style-name="Tabela1.9">
          <table:table-cell table:style-name="Tabela1.A1" office:value-type="string">
            <text:p text:style-name="P16">ST regen </text:p>
            <text:p text:style-name="P16">[po walce/co runde]</text:p>
          </table:table-cell>
          <table:table-cell table:style-name="Tabela1.A1" office:value-type="string">
            <text:p text:style-name="P16">10/3</text:p>
          </table:table-cell>
          <table:table-cell table:style-name="Tabela1.A1" office:value-type="string">
            <text:p text:style-name="P16">20/10</text:p>
          </table:table-cell>
          <table:table-cell table:style-name="Tabela1.A1" office:value-type="string">
            <text:p text:style-name="P16">Full/0</text:p>
          </table:table-cell>
          <table:table-cell table:style-name="Tabela1.A1" office:value-type="string">
            <text:p text:style-name="P16">75/5</text:p>
          </table:table-cell>
        </table:table-row>
      </table:table>
      <text:p text:style-name="P5"/>
      <text:p text:style-name="P10">Możliwe przedmioty do ekwipunku : </text:p>
      <text:p text:style-name="P10">Broń jednoręczna</text:p>
      <text:p text:style-name="P10">Tarcza</text:p>
      <text:p text:style-name="P10">Pierścień</text:p>
      <text:p text:style-name="P10">Napierśnik</text:p>
      <text:p text:style-name="P10">Buty</text:p>
      <text:p text:style-name="P10">Amulet</text:p>
      <text:p text:style-name="P10"/>
      <text:p text:style-name="P10"/>
      <text:p text:style-name="P10"/>
      <text:p text:style-name="P7"/>
      <text:p text:style-name="P7"/>
      <text:p text:style-name="P7"><text:soft-page-break/>Common</text:p>
      <text:p text:style-name="P30">Podstawowy kij do bicia : +2 dmg do ataku wręcz.</text:p>
      <text:p text:style-name="P31">Podstawowy kamień do rzucania : <text:span text:style-name="T6">+2 dmg do ataków zasięgowych, każdy na start dostaje.</text:span></text:p>
      <text:p text:style-name="P11">Pierścień Używania mocy Ognia : Daje dostęp do ataków ognia, +8 dmg do dmg ataku wręcz, +8 dmg do dmg ataku zasięgowego. <text:span text:style-name="T11">+20 zdrowia</text:span></text:p>
      <text:p text:style-name="P11">Pierścień Używania mocy Wody : Daje dostęp do ataków wody, +7 dmg do dmg ataku wręcz, +7 dmg do dmg ataku zasięgowego. <text:span text:style-name="T11">+20 zdrowia</text:span></text:p>
      <text:p text:style-name="P11">Pierścień Używania mocy Wiatru : Daje dostęp do ataków wiatru, +6 do dmg ataku wręcz, +6 dmg do dmg ataku zasięgowego.<text:span text:style-name="T11">+20 zdrowia</text:span></text:p>
      <text:p text:style-name="P11">Pierścień Używania mocy ziemi : Daje dostęp do ataków ziemi, +5 do dmg ataku wręcz, +6 dmg do dmg ataku zasięgowego.</text:p>
      <text:p text:style-name="P11"/>
      <text:p text:style-name="P22">Amulet Używania mocy Wody : Daje dostęp do ataków Wody, +10 do dmg ataku wręcz, +10 dmg do dmg ataku zasięgowego , <text:span text:style-name="T11">+20 zdrowia</text:span></text:p>
      <text:p text:style-name="P22">Amulet Używania mocy Wiatru : Daje dostęp do ataków Wiatru, +9 do dmg ataku wręcz, +9 dmg do dmg ataku zasięgowego,<text:span text:style-name="T11">+20 zdrowia</text:span></text:p>
      <text:p text:style-name="P22">Amulet Używania mocy Ziemi : Daje dostęp do ataków ziemi, +8 do dmg ataku wręcz, +8 dmg do dmg ataku zasięgowego, <text:span text:style-name="T11">+20 zdrowia</text:span></text:p>
      <text:p text:style-name="P22">Amulet Używania mocy Ognia : Daje dostęp do ataków Ognia, +7 dmg do dmg ataku wręcz, +7 dmg do dmg ataku zasięgowego, <text:span text:style-name="T11">+20 zdrowia</text:span></text:p>
      <text:p text:style-name="P21"/>
      <text:p text:style-name="P22">Buty Używania mocy Wiatru : Daje dostęp do ataków Wiatru, +9 do dmg ataku wręcz, +9 dmg do dmg ataku zasięgowego, <text:span text:style-name="T11">+20 zdrowia</text:span></text:p>
      <text:p text:style-name="P22">Buty Używania mocy Ziemi : Daje dostęp do ataków Ziemi, +8 do dmg ataku wręcz, +8 dmg do dmg ataku zasięgowego, <text:span text:style-name="T11">+20 zdrowia</text:span></text:p>
      <text:p text:style-name="P22">Buty Używania mocy Ognia : Daje dostęp do ataków Ognia, +7 do dmg ataku wręcz, +7 dmg do dmg ataku zasięgowego, <text:span text:style-name="T11">+20 zdrowia</text:span></text:p>
      <text:p text:style-name="P22">Buty Używania mocy Wody : Daje dostęp do ataków Wody, +6 do dmg ataku wręcz, +7 dmg do dmg ataku zasięgowego, <text:span text:style-name="T11">+20 zdrowia</text:span></text:p>
      <text:p text:style-name="P21"/>
      <text:p text:style-name="P22">Napierśnik Używania mocy Ziemi : Daje dostęp do ataków Ziemi, +11 do dmg ataku wręcz, +11 do dmg ataku zasięgowego, <text:span text:style-name="T11">+20 zdrowia</text:span></text:p>
      <text:p text:style-name="P22">Napierśnik Używania mocy Ognia : Daje dostęp do ataków Ognia, +10 do dmg ataku wręcz, +10 do dmg ataku zasięgowego, <text:span text:style-name="T11">+20 zdrowia</text:span></text:p>
      <text:p text:style-name="P22">Napierśnik Używania mocy Wody : Daje dostęp do ataków Wody, +9 do dmg ataku wręcz, +9 do dmg ataku zasięgowego, <text:span text:style-name="T11">+20 zdrowia</text:span></text:p>
      <text:p text:style-name="P22">Napierśnik Używania mocy Wiatru : Daje dostęp do ataków Wody, +8 do dmg ataku wręcz, +8 do dmg ataku zasięgowego,<text:span text:style-name="T11">+20 zdrowia</text:span></text:p>
      <text:p text:style-name="P21"/>
      <text:p text:style-name="P21"><text:soft-page-break/></text:p>
      <text:p text:style-name="P11"/>
      <text:p text:style-name="P11"/>
      <text:p text:style-name="P7">Only Wojownik</text:p>
      <text:p text:style-name="P12">Tarcza Zielona : +3 armora, <text:span text:style-name="T11">+10 zdrowia</text:span> ( Każdy atak przeciwnika zmniejszony o wartość armora)</text:p>
      <text:p text:style-name="P12">Tarcza Niebieska : +5 armora, <text:span text:style-name="T11">+20 zdrowia</text:span></text:p>
      <text:p text:style-name="P12">Tarcza Czerwona : +10 armora, <text:span text:style-name="T11">+40 zdrowia</text:span></text:p>
      <text:p text:style-name="P12">Tarcza Czarna : + 15 armora, <text:span text:style-name="T11">+90 zdrowia</text:span></text:p>
      <text:p text:style-name="P12">Tarcza Tęczowa : +25 armora, <text:span text:style-name="T11">+145 zdrowia</text:span></text:p>
      <text:p text:style-name="P12"/>
      <text:p text:style-name="P23">Miecz jednoręczny Zielony : +3 dmg do ataku wręcz, +2 dmg do ataku zasięgowego</text:p>
      <text:p text:style-name="P23">Miecz jednoręczny Niebieski : +6 dmg do ataku wręcz, +4 dmg do ataku zasięgowego</text:p>
      <text:p text:style-name="P23">Miecz jednoręczny Czerwony : +12 dmg do ataku wręcz, +6 dmg do ataku zasięgowego</text:p>
      <text:p text:style-name="P23">Miecz jednoręczny Czarny : +25 dmg do ataku wręcz, +10 dmg do ataku zasięgowego</text:p>
      <text:p text:style-name="P23">Miecz jednoręczny Tęczowy : +55 dmg do ataku wręcz, +20 dmg do ataku zasięgowego </text:p>
      <text:p text:style-name="P7">Only Mag</text:p>
      <text:p text:style-name="P23">Różdżka dwuręczna Zielona : +2 dmg do ataku wręcz, +6 dmg do ataku zasięgowego</text:p>
      <text:p text:style-name="P23">Różdżka dwuręczna Niebieska : +4 dmg do ataku wręcz, +13 dmg do ataku zasięgowego</text:p>
      <text:p text:style-name="P23">Różdżka dwuręczna Czerwona : +6 dmg do ataku wręcz, +28 dmg do ataku zasięgowego</text:p>
      <text:p text:style-name="P23">Różdżka dwuręczna Czarna : +10 dmg do ataku wręcz, +60 dmg do ataku zasięgowego</text:p>
      <text:p text:style-name="P23">Różdżka dwuręczna Tęczowa : + 25 do dmg ataku wręcz, +170 dmg do ataku zasięgowego </text:p>
      <text:p text:style-name="P23"/>
      <text:p text:style-name="P7">Only Łotrzyk</text:p>
      <text:p text:style-name="P25">Dwa Sztylety Zielone : +4 dmg do ataku wręcz, +4 dmg do ataku zasięgowego</text:p>
      <text:p text:style-name="P25">Dwa Sztylety Niebieskie : +8 dmg do ataku wręcz, +8 dmg do ataku zasięgowego</text:p>
      <text:p text:style-name="P25">Dwa Sztylety Czerwone : + 22 dmg do ataku wręcz, +22 dmg do ataku zasięgowego</text:p>
      <text:p text:style-name="P25">Dwa Sztylety Czarne : +70 dmg do ataku wręcz, +70 do ataku zasięgowego</text:p>
      <text:p text:style-name="P25">Dwa Sztylety Tęczowe : +157 dmg do ataku wręcz, +157 do ataku zasięgowego</text:p>
      <text:p text:style-name="P7">Only Łucznik</text:p>
      <text:p text:style-name="P25">Łuk Zielony : +2 dmg do ataku wręcz, +6 dmg do ataku zasięgowego</text:p>
      <text:p text:style-name="P25">Łuk Niebieski : +4 dmg do ataku wręcz, +13 dmg do ataku zasięgowego <text:line-break/>Łuk Czerwony : +6 dmg do ataku wręcz, +30 dmg do ataku zasięgowego </text:p>
      <text:p text:style-name="P25">Łuk Czarny : +20 do ataku wręcz, +50 dmg do ataku zasięgowego</text:p>
      <text:p text:style-name="P25">Łuk Tęczowy : +50 dmg do ataku wręcz, +165 dmg do ataku zasięgowego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><text:soft-page-break/>Przeciwnicy podstawowi :</text:p>
      <text:p text:style-name="P19"><text:span text:style-name="T7">Ważne !!! <text:line-break/>Atak i zdrowie pomnożone razy 1.6 z poprzedniego lvl</text:span></text:p>
      <text:p text:style-name="P19"><text:span text:style-name="T7">Czyli <text:s/>:<text:line-break/>Lvl 1 – x1</text:span></text:p>
      <text:p text:style-name="P19"><text:span text:style-name="T7">Lvl 2 – x1.6</text:span></text:p>
      <text:p text:style-name="P19"><text:span text:style-name="T7">Lvl 3 – x2.56</text:span></text:p>
      <text:p text:style-name="P19"><text:span text:style-name="T7">Lvl 4 – x4.10</text:span></text:p>
      <text:p text:style-name="P19"><text:span text:style-name="T7">Lvl 5 – x6,55 </text:span></text:p>
      <text:p text:style-name="P19"><text:span text:style-name="T7">W pentli się zrobi razy 1.6 za każdym razem</text:span><text:span text:style-name="T8">(zmienna int dla stat, zmienna double dla mnożnika).</text:span><text:span text:style-name="T7"> </text:span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65895386368">
          <table:table-cell table:style-name="Table1.A1" office:value-type="string">
            <text:p text:style-name="P34">Nazwa</text:p>
          </table:table-cell>
          <table:table-cell table:style-name="Table1.A1" office:value-type="string">
            <text:p text:style-name="P34">Atak</text:p>
          </table:table-cell>
          <table:table-cell table:style-name="Table1.A1" office:value-type="string">
            <text:p text:style-name="P34">Zdrowie/Stamina</text:p>
          </table:table-cell>
          <table:table-cell table:style-name="Table1.A1" office:value-type="string">
            <text:p text:style-name="P34">Special attack/st za atak</text:p>
          </table:table-cell>
        </table:table-row>
        <table:table-row table:style-name="TableLine94465895386368">
          <table:table-cell table:style-name="Table1.A1" office:value-type="string">
            <text:p text:style-name="P34">Grupa 2 <text:span text:style-name="T9">wampiry</text:span></text:p>
          </table:table-cell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50/0</text:p>
          </table:table-cell>
          <table:table-cell table:style-name="Table1.A1" office:value-type="string">
            <text:p text:style-name="P37">5% LifeSteal</text:p>
          </table:table-cell>
        </table:table-row>
        <table:table-row table:style-name="TableLine94465895386368">
          <table:table-cell table:style-name="Table1.A1" office:value-type="string">
            <text:p text:style-name="P34">Grupa 3 nietoperzy</text:p>
          </table:table-cell>
          <table:table-cell table:style-name="Table1.A1" office:value-type="string">
            <text:p text:style-name="P34">5</text:p>
          </table:table-cell>
          <table:table-cell table:style-name="Table1.A1" office:value-type="string">
            <text:p text:style-name="P34">30/100</text:p>
          </table:table-cell>
          <table:table-cell table:style-name="Table1.A1" office:value-type="string">
            <text:p text:style-name="P37">Bite/33</text:p>
          </table:table-cell>
        </table:table-row>
        <table:table-row table:style-name="TableLine94465895386368">
          <table:table-cell table:style-name="Table1.A1" office:value-type="string">
            <text:p text:style-name="P34">Grupa 5 ropuch</text:p>
          </table:table-cell>
          <table:table-cell table:style-name="Table1.A1" office:value-type="string">
            <text:p text:style-name="P34">5</text:p>
          </table:table-cell>
          <table:table-cell table:style-name="Table1.A1" office:value-type="string">
            <text:p text:style-name="P34">4/100</text:p>
          </table:table-cell>
          <table:table-cell table:style-name="Table1.A1" office:value-type="string">
            <text:p text:style-name="P37">Vomit/50</text:p>
          </table:table-cell>
        </table:table-row>
        <table:table-row table:style-name="TableLine94465895386368">
          <table:table-cell table:style-name="Table1.A1" office:value-type="string">
            <text:p text:style-name="P36">Grupa 10 kolibrów</text:p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1/0</text:p>
          </table:table-cell>
          <table:table-cell table:style-name="Table1.A1" office:value-type="string">
            <text:p text:style-name="P37">Brak</text:p>
          </table:table-cell>
        </table:table-row>
        <table:table-row table:style-name="TableLine94465895386368"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3"/>
          </table:table-cell>
        </table:table-row>
        <table:table-row table:style-name="TableLine94465895386368">
          <table:table-cell table:style-name="Table1.A1" office:value-type="string">
            <text:p text:style-name="P35">Cerber</text:p>
          </table:table-cell>
          <table:table-cell table:style-name="Table1.A1" office:value-type="string">
            <text:p text:style-name="P35">7</text:p>
          </table:table-cell>
          <table:table-cell table:style-name="Table1.A1" office:value-type="string">
            <text:p text:style-name="P35">70/100</text:p>
          </table:table-cell>
          <table:table-cell table:style-name="Table1.A1" office:value-type="string">
            <text:p text:style-name="P37">Tripple Head attack/100</text:p>
          </table:table-cell>
        </table:table-row>
        <table:table-row table:style-name="TableLine94465895386368">
          <table:table-cell table:style-name="Table1.A1" office:value-type="string">
            <text:p text:style-name="P34">Troll</text:p>
          </table:table-cell>
          <table:table-cell table:style-name="Table1.A1" office:value-type="string">
            <text:p text:style-name="P34">10</text:p>
          </table:table-cell>
          <table:table-cell table:style-name="Table1.A1" office:value-type="string">
            <text:p text:style-name="P34">100/0</text:p>
          </table:table-cell>
          <table:table-cell table:style-name="Table1.A1" office:value-type="string">
            <text:p text:style-name="P37">Brak</text:p>
          </table:table-cell>
        </table:table-row>
        <table:table-row table:style-name="TableLine94465895386368">
          <table:table-cell table:style-name="Table1.A1" office:value-type="string">
            <text:p text:style-name="P35">Gryf</text:p>
          </table:table-cell>
          <table:table-cell table:style-name="Table1.A1" office:value-type="string">
            <text:p text:style-name="P35">10</text:p>
          </table:table-cell>
          <table:table-cell table:style-name="Table1.A1" office:value-type="string">
            <text:p text:style-name="P35">100/0</text:p>
          </table:table-cell>
          <table:table-cell table:style-name="Table1.A1" office:value-type="string">
            <text:p text:style-name="P37">Brak</text:p>
          </table:table-cell>
        </table:table-row>
        <table:table-row table:style-name="TableLine94465895386368">
          <table:table-cell table:style-name="Table1.A1" office:value-type="string">
            <text:p text:style-name="P35">Minotaur</text:p>
          </table:table-cell>
          <table:table-cell table:style-name="Table1.A1" office:value-type="string">
            <text:p text:style-name="P35">15</text:p>
          </table:table-cell>
          <table:table-cell table:style-name="Table1.A1" office:value-type="string">
            <text:p text:style-name="P35">40/100</text:p>
          </table:table-cell>
          <table:table-cell table:style-name="Table1.A1" office:value-type="string">
            <text:p text:style-name="P37">Head bump / 50</text:p>
          </table:table-cell>
        </table:table-row>
        <table:table-row table:style-name="TableLine94465895386368"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3"/>
          </table:table-cell>
        </table:table-row>
        <table:table-row table:style-name="TableLine94465895386368">
          <table:table-cell table:style-name="Table1.A1" office:value-type="string">
            <text:p text:style-name="P35">Golem Ziemi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120/100</text:p>
          </table:table-cell>
          <table:table-cell table:style-name="Table1.A1" office:value-type="string">
            <text:p text:style-name="P37">Fist of Earth/20</text:p>
          </table:table-cell>
        </table:table-row>
        <table:table-row table:style-name="TableLine94465895386368">
          <table:table-cell table:style-name="Table1.A1" office:value-type="string">
            <text:p text:style-name="P35">Golem Wody 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120/100</text:p>
          </table:table-cell>
          <table:table-cell table:style-name="Table1.A1" office:value-type="string">
            <text:p text:style-name="P37">Fist of Water/50</text:p>
          </table:table-cell>
        </table:table-row>
        <table:table-row table:style-name="TableLine94465895386368">
          <table:table-cell table:style-name="Table1.A1" office:value-type="string">
            <text:p text:style-name="P35">Golem Ognia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120/100</text:p>
          </table:table-cell>
          <table:table-cell table:style-name="Table1.A1" office:value-type="string">
            <text:p text:style-name="P37">Fist of Fire/20</text:p>
          </table:table-cell>
        </table:table-row>
        <table:table-row table:style-name="TableLine94465895386368">
          <table:table-cell table:style-name="Table1.A1" office:value-type="string">
            <text:p text:style-name="P35">Golem Wiatru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120/100</text:p>
          </table:table-cell>
          <table:table-cell table:style-name="Table1.A1" office:value-type="string">
            <text:p text:style-name="P37">Fist of Wind/20</text:p>
          </table:table-cell>
        </table:table-row>
        <table:table-row table:style-name="TableLine94465895386368">
          <table:table-cell table:style-name="Table1.A1" office:value-type="string">
            <text:p text:style-name="P35">Żywiołak Ziemi</text:p>
          </table:table-cell>
          <table:table-cell table:style-name="Table1.A1" office:value-type="string">
            <text:p text:style-name="P35">12</text:p>
          </table:table-cell>
          <table:table-cell table:style-name="Table1.A1" office:value-type="string">
            <text:p text:style-name="P35">75/100</text:p>
          </table:table-cell>
          <table:table-cell table:style-name="Table1.A1" office:value-type="string">
            <text:p text:style-name="P37">Spit Earth/20</text:p>
          </table:table-cell>
        </table:table-row>
        <table:table-row table:style-name="TableLine94465895386368">
          <table:table-cell table:style-name="Table1.A1" office:value-type="string">
            <text:p text:style-name="P35">Żywiołak Wody</text:p>
          </table:table-cell>
          <table:table-cell table:style-name="Table1.A1" office:value-type="string">
            <text:p text:style-name="P35">12</text:p>
          </table:table-cell>
          <table:table-cell table:style-name="Table1.A1" office:value-type="string">
            <text:p text:style-name="P35">75/100</text:p>
          </table:table-cell>
          <table:table-cell table:style-name="Table1.A1" office:value-type="string">
            <text:p text:style-name="P37">Spit Water/20</text:p>
          </table:table-cell>
        </table:table-row>
        <table:table-row table:style-name="TableLine94465895386368">
          <table:table-cell table:style-name="Table1.A1" office:value-type="string">
            <text:p text:style-name="P35">Żywiołak Ognia</text:p>
          </table:table-cell>
          <table:table-cell table:style-name="Table1.A1" office:value-type="string">
            <text:p text:style-name="P35">12</text:p>
          </table:table-cell>
          <table:table-cell table:style-name="Table1.A1" office:value-type="string">
            <text:p text:style-name="P35">75/100</text:p>
          </table:table-cell>
          <table:table-cell table:style-name="Table1.A1" office:value-type="string">
            <text:p text:style-name="P37">Spit Fire/50</text:p>
          </table:table-cell>
        </table:table-row>
        <table:table-row table:style-name="TableLine94465895386368">
          <table:table-cell table:style-name="Table1.A1" office:value-type="string">
            <text:p text:style-name="P35">Żywiołak Wiatru</text:p>
          </table:table-cell>
          <table:table-cell table:style-name="Table1.A1" office:value-type="string">
            <text:p text:style-name="P35">12</text:p>
          </table:table-cell>
          <table:table-cell table:style-name="Table1.A1" office:value-type="string">
            <text:p text:style-name="P35">75/100</text:p>
          </table:table-cell>
          <table:table-cell table:style-name="Table1.A1" office:value-type="string">
            <text:p text:style-name="P37">Spit Wind/20</text:p>
          </table:table-cell>
        </table:table-row>
      </table:table>
      <text:p text:style-name="P26"/>
      <text:p text:style-name="P28">Bite – Zadaje 135% dmg</text:p>
      <text:p text:style-name="P28">Vomit – Zadaje 165% dmg</text:p>
      <text:p text:style-name="P28">Tripple Head attack – zadaje 135% dmg w kazdy target(multi player ważne)</text:p>
      <text:p text:style-name="P28">Head bump – zadaje 165% dmg</text:p>
      <text:p text:style-name="P28"/>
      <text:p text:style-name="P28">Fist of earth/fire/wind – zadaje 135% dmg</text:p>
      <text:p text:style-name="P28">Fist of water – zadaje 185% dmg</text:p>
      <text:p text:style-name="P28"/>
      <text:p text:style-name="P28">Spit earth/water/wind – zadaje 145% dmg</text:p>
      <text:p text:style-name="P28">Spit fire – zadaje 205% dmg</text:p>
      <text:p text:style-name="P28"/>
      <text:p text:style-name="P18"><text:soft-page-break/><text:s/></text:p>
      <text:p text:style-name="P18"/>
      <text:p text:style-name="P18">BOSSY : <text:span text:style-name="T10">(feniks lvl 1, </text:span><text:span text:style-name="T11">6</text:span><text:span text:style-name="T10">, 1</text:span><text:span text:style-name="T11">1</text:span><text:span text:style-name="T10"> itd.), </text:span><text:span text:style-name="T11">mnożnik 1.</text:span><text:span text:style-name="T12">8, mnoży każde 5 bossów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465947241664">
          <table:table-cell table:style-name="Table2.A1" office:value-type="string">
            <text:p text:style-name="P38">Nazwa</text:p>
          </table:table-cell>
          <table:table-cell table:style-name="Table2.A1" office:value-type="string">
            <text:p text:style-name="P38">Atak</text:p>
          </table:table-cell>
          <table:table-cell table:style-name="Table2.A1" office:value-type="string">
            <text:p text:style-name="P38">Zdrowie/stamina</text:p>
          </table:table-cell>
          <table:table-cell table:style-name="Table2.A1" office:value-type="string">
            <text:p text:style-name="P38">Special attack1/stamina</text:p>
          </table:table-cell>
          <table:table-cell table:style-name="Table2.A1" office:value-type="string">
            <text:p text:style-name="P38">Special attack2/stamina</text:p>
          </table:table-cell>
        </table:table-row>
        <table:table-row table:style-name="TableLine94465947241664">
          <table:table-cell table:style-name="Table2.A1" office:value-type="string">
            <text:p text:style-name="P35">Feniks</text:p>
          </table:table-cell>
          <table:table-cell table:style-name="Table2.A1" office:value-type="string">
            <text:p text:style-name="P38">10</text:p>
          </table:table-cell>
          <table:table-cell table:style-name="Table2.A1" office:value-type="string">
            <text:p text:style-name="P38">200/100</text:p>
          </table:table-cell>
          <table:table-cell table:style-name="Table2.A1" office:value-type="string">
            <text:p text:style-name="P38"><text:span text:style-name="T13">Feather attack</text:span>/20</text:p>
          </table:table-cell>
          <table:table-cell table:style-name="Table2.A1" office:value-type="string">
            <text:p text:style-name="P33"><text:span text:style-name="T13">Phoenix Tears</text:span> /<text:span text:style-name="T11">30</text:span></text:p>
          </table:table-cell>
        </table:table-row>
        <table:table-row table:style-name="TableLine94465947241664">
          <table:table-cell table:style-name="Table2.A1" office:value-type="string">
            <text:p text:style-name="P35">Smok</text:p>
          </table:table-cell>
          <table:table-cell table:style-name="Table2.A1" office:value-type="string">
            <text:p text:style-name="P38">20</text:p>
          </table:table-cell>
          <table:table-cell table:style-name="Table2.A1" office:value-type="string">
            <text:p text:style-name="P38">250/100</text:p>
          </table:table-cell>
          <table:table-cell table:style-name="Table2.A1" office:value-type="string">
            <text:p text:style-name="P33"><text:span text:style-name="T13">Fire breath</text:span>/<text:span text:style-name="T11">25</text:span></text:p>
          </table:table-cell>
          <table:table-cell table:style-name="Table2.A1" office:value-type="string">
            <text:p text:style-name="P33"><text:span text:style-name="T13">Fire pillar</text:span> /<text:span text:style-name="T11">50</text:span></text:p>
          </table:table-cell>
        </table:table-row>
        <table:table-row table:style-name="TableLine94465947241664">
          <table:table-cell table:style-name="Table2.A1" office:value-type="string">
            <text:p text:style-name="P35">Sfinks</text:p>
          </table:table-cell>
          <table:table-cell table:style-name="Table2.A1" office:value-type="string">
            <text:p text:style-name="P38">30</text:p>
          </table:table-cell>
          <table:table-cell table:style-name="Table2.A1" office:value-type="string">
            <text:p text:style-name="P38">270/100</text:p>
          </table:table-cell>
          <table:table-cell table:style-name="Table2.A1" office:value-type="string">
            <text:p text:style-name="P33"><text:span text:style-name="T13">Tail smack</text:span> /<text:span text:style-name="T11">30</text:span></text:p>
          </table:table-cell>
          <table:table-cell table:style-name="Table2.A1" office:value-type="string">
            <text:p text:style-name="P33"><text:span text:style-name="T13">Eye laser</text:span> /<text:span text:style-name="T11">70</text:span> </text:p>
          </table:table-cell>
        </table:table-row>
        <table:table-row table:style-name="TableLine94465947241664">
          <table:table-cell table:style-name="Table2.A1" office:value-type="string">
            <text:p text:style-name="P35">Pająk rażący prądem</text:p>
            <text:p text:style-name="P35">Hydra</text:p>
          </table:table-cell>
          <table:table-cell table:style-name="Table2.A1" office:value-type="string">
            <text:p text:style-name="P38">45</text:p>
          </table:table-cell>
          <table:table-cell table:style-name="Table2.A1" office:value-type="string">
            <text:p text:style-name="P38">175/100</text:p>
          </table:table-cell>
          <table:table-cell table:style-name="Table2.A1" office:value-type="string">
            <text:p text:style-name="P33"><text:span text:style-name="T13">Voltometer hit</text:span> /<text:span text:style-name="T11">30</text:span></text:p>
          </table:table-cell>
          <table:table-cell table:style-name="Table2.A1" office:value-type="string">
            <text:p text:style-name="P33"><text:span text:style-name="T13">Viena Bridge combo</text:span> /<text:span text:style-name="T11">70</text:span></text:p>
          </table:table-cell>
        </table:table-row>
        <table:table-row table:style-name="TableLine94465947241664">
          <table:table-cell table:style-name="Table2.A1" office:value-type="string">
            <text:p text:style-name="P35">Bazyliszek</text:p>
          </table:table-cell>
          <table:table-cell table:style-name="Table2.A1" office:value-type="string">
            <text:p text:style-name="P38">40</text:p>
          </table:table-cell>
          <table:table-cell table:style-name="Table2.A1" office:value-type="string">
            <text:p text:style-name="P38">300</text:p>
          </table:table-cell>
          <table:table-cell table:style-name="Table2.A1" office:value-type="string">
            <text:p text:style-name="P33"><text:span text:style-name="T13">Head smack</text:span> /<text:span text:style-name="T13">40</text:span></text:p>
          </table:table-cell>
          <table:table-cell table:style-name="Table2.A1" office:value-type="string">
            <text:p text:style-name="P33"><text:span text:style-name="T13">Hammer time</text:span> /<text:span text:style-name="T13">6</text:span><text:span text:style-name="T11">0</text:span></text:p>
          </table:table-cell>
        </table:table-row>
      </table:table>
      <text:p text:style-name="P27"/>
      <text:p text:style-name="P29">Feather attack – zadaje 165% dmg</text:p>
      <text:p text:style-name="P29">Phoenix Tears – leczy 20% życia</text:p>
      <text:p text:style-name="P29"/>
      <text:p text:style-name="P29">Fire breath – zadaje 135% dmg</text:p>
      <text:p text:style-name="P29">Fire pillar – zadaje 215% dmg</text:p>
      <text:p text:style-name="P29"/>
      <text:p text:style-name="P29">Tail smack – zajade 135% dmg</text:p>
      <text:p text:style-name="P29">Eye laser – zadaje 225% dmg</text:p>
      <text:p text:style-name="P29"/>
      <text:p text:style-name="P29">Voltometer hit – zadaje 135% dmg</text:p>
      <text:p text:style-name="P29">Viena Bridge combo – zadaje 255%dmg</text:p>
      <text:p text:style-name="P29"/>
      <text:p text:style-name="P29">Head smack – zadaje 145% dmg</text:p>
      <text:p text:style-name="P29">Hammer time – zadaje 175% dmg</text:p>
      <text:p text:style-name="P29"/>
      <text:p text:style-name="P29"/>
      <text:p text:style-name="P29"><text:s/></text:p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22:50:39.568000000</meta:creation-date>
    <dc:date>2022-04-20T21:04:07.944300169</dc:date>
    <meta:editing-duration>PT36M50S</meta:editing-duration>
    <meta:editing-cycles>8</meta:editing-cycles>
    <meta:generator>LibreOffice/6.4.7.2$Linux_X86_64 LibreOffice_project/40$Build-2</meta:generator>
    <meta:document-statistic meta:table-count="3" meta:image-count="0" meta:object-count="0" meta:page-count="6" meta:paragraph-count="275" meta:word-count="1482" meta:character-count="8630" meta:non-whitespace-character-count="7369"/>
  </office:meta>
</office:document-meta>
</file>